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f1fc" officeooo:paragraph-rsid="0011f1fc"/>
    </style:style>
    <style:style style:name="P2" style:family="paragraph" style:parent-style-name="Standard">
      <style:text-properties officeooo:paragraph-rsid="0011f1fc"/>
    </style:style>
    <style:style style:name="P3" style:family="paragraph" style:parent-style-name="Standard">
      <style:text-properties style:font-name="Liberation Serif" fo:font-size="12pt" officeooo:rsid="0011f1fc" officeooo:paragraph-rsid="0011f1fc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officeooo:rsid="0012d28d"/>
    </style:style>
    <style:style style:name="T3" style:family="text">
      <style:text-properties style:font-name="Liberation Serif" fo:font-size="12pt" officeooo:rsid="0011f1fc" style:font-size-asian="12pt" style:font-size-complex="12pt"/>
    </style:style>
    <style:style style:name="T4" style:family="text">
      <style:text-properties style:font-name="Liberation Serif" fo:font-size="12pt" officeooo:rsid="0012d28d" style:font-size-asian="12pt" style:font-size-complex="12pt"/>
    </style:style>
    <style:style style:name="T5" style:family="text">
      <style:text-properties style:font-name="Liberation Serif" fo:font-size="12pt" officeooo:rsid="00138682" style:font-size-asian="12pt" style:font-size-complex="12pt"/>
    </style:style>
    <style:style style:name="T6" style:family="text">
      <style:text-properties officeooo:rsid="00138682"/>
    </style:style>
    <style:style style:name="T7" style:family="text">
      <style:text-properties officeooo:rsid="001447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bhor Aggarwal || <text:a xlink:type="simple" xlink:href="mailto:vibhor.aggarwal@rwth-aachen.de" text:style-name="Internet_20_link" text:visited-style-name="Visited_20_Internet_20_Link">vibhor.aggarwal@rwth-aachen.de</text:a> || +4917659896222</text:p>
      <text:p text:style-name="P1"/>
      <text:p text:style-name="P1">9<text:span text:style-name="T1">th</text:span> September, 2019</text:p>
      <text:p text:style-name="P1"/>
      <text:p text:style-name="P1">*Contact information*</text:p>
      <text:p text:style-name="P1"/>
      <text:p text:style-name="P1">Dear Professor ****,</text:p>
      <text:p text:style-name="P1"/>
      <text:p text:style-name="P3">I am a Master's student in Automotive Engineering at RWTH Aachen, Germany. I graduated as a Mechanical Engineer with a minor in Applied Mathematics from Indian Institute of Technology (IIT) Kanpur, India. <text:s/>I am writing to inquire, and discuss about the student position available for the ******.</text:p>
      <text:p text:style-name="P3"/>
      <text:p text:style-name="P3">I have vast experience working with Matlab/Simulink, Computer Aided Designing, Simulation over Ansys, Gazebo, C++, ROS.</text:p>
      <text:p text:style-name="P3"/>
      <text:p text:style-name="P3">Currently I am working on Sensor fusion for Navigation and path planning of an Unmanned Aerial Vehicle at Institute of Automatic Control at RWTH Aachen.I had worked as a Research Fellow on low level joint-torque control of the Humanoid robot, iCub, at Italian Institute of technology (IIT), Genova, in Italy for almost a year. It required me to design the control framework on Matlab/Simulink.I also worked as an engineer for Engine Plant Maintenance in a an Automotive Company in India. </text:p>
      <text:p text:style-name="P3">During my undergraduate, I led a Motorsports team of more than 20 people. We successfully designed the first transparent and lightweight Gearbox, and one of the lightest vehicle in Indian student <text:span text:style-name="T2">m</text:span>otorsports'. I was Vehicle Dynamics engineer in the <text:span text:style-name="T2">college’s </text:span>Motorsports team, wherein we designed and manufactured two off-road vehicles.</text:p>
      <text:p text:style-name="P2"><text:span text:style-name="T4">During senior year for college I worked on a</text:span><text:span text:style-name="T3"> Robotic Exoskeleton Arm, </text:span><text:span text:style-name="T4">which </text:span><text:span text:style-name="T3">was </text:span><text:span text:style-name="T4">t</text:span><text:span text:style-name="T3">he Best Under Graduate project </text:span><text:span text:style-name="T5">among</text:span><text:span text:style-name="T3"> all the graduating students. </text:span></text:p>
      <text:p text:style-name="P3"/>
      <text:p text:style-name="P3"><text:span text:style-name="T6">I</text:span> am interested in the project **** and would like to discuss the possibility to work under you.</text:p>
      <text:p text:style-name="P3"/>
      <text:p text:style-name="P3">Thank you for taking the time to consider my application. I am attaching my CV <text:span text:style-name="T6">along with this letter</text:span>. <text:span text:style-name="T6">Let me know if you need any further information;</text:span>I would be glad <text:span text:style-name="T6">to provide it, and would also be available </text:span>for an interview <text:span text:style-name="T7">via Skype</text:span>.</text:p>
      <text:p text:style-name="P3"/>
      <text:p text:style-name="P3">I look forward to hearing from you.</text:p>
      <text:p text:style-name="P3"/>
      <text:p text:style-name="P3">Sincere regards,</text:p>
      <text:p text:style-name="P3">Vibhor Aggarwal</text:p>
      <text:p text:style-name="P2"><text:span text:style-name="T3">Website: </text:span><text:a xlink:type="simple" xlink:href="https://vibhoraggarwal.github.io/" text:style-name="Internet_20_link" text:visited-style-name="Visited_20_Internet_20_Link">https://vibhoraggarwal.github.io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1:15:29.116651339</meta:creation-date>
    <dc:date>2019-09-06T14:32:04.673389012</dc:date>
    <meta:editing-duration>PT2H41M49S</meta:editing-duration>
    <meta:editing-cycles>2</meta:editing-cycles>
    <meta:generator>LibreOffice/6.2.6.2$Linux_X86_64 LibreOffice_project/20$Build-2</meta:generator>
    <meta:document-statistic meta:table-count="0" meta:image-count="0" meta:object-count="0" meta:page-count="1" meta:paragraph-count="15" meta:word-count="306" meta:character-count="1952" meta:non-whitespace-character-count="1658"/>
  </office:meta>
</office:document-meta>
</file>